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list-style-name="L9">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list-style-name="L10">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Standard" style:list-style-name="L11">
      <style:paragraph-properties fo:line-height="150%" fo:text-align="justify" style:justify-single-word="false"/>
      <style:text-properties fo:font-weight="normal" style:font-weight-asian="normal" style:font-weight-complex="normal"/>
    </style:style>
    <style:style style:name="P9"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10" style:family="paragraph" style:parent-style-name="Standard" style:list-style-name="L2">
      <style:paragraph-properties fo:line-height="150%" fo:text-align="justify" style:justify-single-word="false"/>
    </style:style>
    <style:style style:name="P11" style:family="paragraph" style:parent-style-name="Standard" style:list-style-name="L3">
      <style:paragraph-properties fo:line-height="150%" fo:text-align="justify" style:justify-single-word="false"/>
    </style:style>
    <style:style style:name="P12" style:family="paragraph" style:parent-style-name="Standard" style:list-style-name="L4">
      <style:paragraph-properties fo:line-height="150%" fo:text-align="justify" style:justify-single-word="false"/>
    </style:style>
    <style:style style:name="P13" style:family="paragraph" style:parent-style-name="Standard" style:list-style-name="L5">
      <style:paragraph-properties fo:line-height="150%" fo:text-align="justify" style:justify-single-word="false"/>
    </style:style>
    <style:style style:name="P14" style:family="paragraph" style:parent-style-name="Standard" style:list-style-name="L6">
      <style:paragraph-properties fo:line-height="150%" fo:text-align="justify" style:justify-single-word="false"/>
    </style:style>
    <style:style style:name="P15" style:family="paragraph" style:parent-style-name="Standard" style:list-style-name="L7">
      <style:paragraph-properties fo:line-height="150%" fo:text-align="justify" style:justify-single-word="false"/>
    </style:style>
    <style:style style:name="P16" style:family="paragraph" style:parent-style-name="Standard" style:list-style-name="L8">
      <style:paragraph-properties fo:line-height="150%" fo:text-align="justify" style:justify-single-word="false"/>
    </style:style>
    <style:style style:name="P17" style:family="paragraph" style:parent-style-name="Standard" style:list-style-name="L2">
      <style:paragraph-properties fo:line-height="150%" fo:text-align="justify" style:justify-single-word="false"/>
      <style:text-properties fo:font-style="italic" style:font-style-asian="italic" style:font-style-complex="italic"/>
    </style:style>
    <style:style style:name="P18" style:family="paragraph" style:parent-style-name="Standard" style:list-style-name="L3">
      <style:paragraph-properties fo:line-height="150%" fo:text-align="justify" style:justify-single-word="false"/>
      <style:text-properties fo:font-style="italic" style:font-style-asian="italic" style:font-style-complex="italic"/>
    </style:style>
    <style:style style:name="P19" style:family="paragraph" style:parent-style-name="Standard" style:list-style-name="L4">
      <style:paragraph-properties fo:line-height="150%" fo:text-align="justify" style:justify-single-word="false"/>
      <style:text-properties fo:font-style="italic" style:font-style-asian="italic" style:font-style-complex="italic"/>
    </style:style>
    <style:style style:name="P20" style:family="paragraph" style:parent-style-name="Standard" style:list-style-name="L5">
      <style:paragraph-properties fo:line-height="150%" fo:text-align="justify" style:justify-single-word="false"/>
      <style:text-properties fo:font-style="italic" style:font-style-asian="italic" style:font-style-complex="italic"/>
    </style:style>
    <style:style style:name="P21" style:family="paragraph" style:parent-style-name="Standard" style:list-style-name="L6">
      <style:paragraph-properties fo:line-height="150%" fo:text-align="justify" style:justify-single-word="false"/>
      <style:text-properties fo:font-style="italic" style:font-style-asian="italic" style:font-style-complex="italic"/>
    </style:style>
    <style:style style:name="P22" style:family="paragraph" style:parent-style-name="Standard" style:list-style-name="L7">
      <style:paragraph-properties fo:line-height="150%" fo:text-align="justify" style:justify-single-word="false"/>
      <style:text-properties fo:font-style="italic" style:font-style-asian="italic" style:font-style-complex="italic"/>
    </style:style>
    <style:style style:name="P23" style:family="paragraph" style:parent-style-name="Standard" style:list-style-name="L9">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Standard" style:list-style-name="L10">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T1" style:family="text">
      <style:text-properties fo:font-size="12pt"/>
    </style:style>
    <style:style style:name="T2" style:family="text">
      <style:text-properties fo:font-weight="normal"/>
    </style:style>
    <style:style style:name="T3" style:family="text">
      <style:text-properties style:font-size-asian="12pt"/>
    </style:style>
    <style:style style:name="T4" style:family="text">
      <style:text-properties style:font-weight-asian="normal"/>
    </style:style>
    <style:style style:name="T5" style:family="text">
      <style:text-properties style:font-size-complex="12pt"/>
    </style:style>
    <style:style style:name="T6" style:family="text">
      <style:text-properties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Arial"/>
    </style:style>
    <style:style style:name="T10"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Arial" fo:font-size="12pt" fo:font-style="normal" style:font-size-asian="12pt" style:font-style-asian="normal" style:font-size-complex="12pt" style:font-style-complex="normal"/>
    </style:style>
    <style:style style:name="T12"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1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Arial" fo:font-size="12pt" fo:font-style="italic" style:font-size-asian="12pt" style:font-style-asian="italic" style:font-size-complex="12pt" style:font-style-complex="italic"/>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style:font-name="Arial" fo:font-size="12pt" style:font-size-asian="12pt" style:font-size-complex="12pt"/>
    </style:style>
    <style:style style:name="T17" style:family="text">
      <style:text-properties style:font-name="Arial"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nbankaufbau</text:p>
      <text:p text:style-name="P1"/>
      <text:p text:style-name="P2"/>
      <text:p text:style-name="P3">Die bereits definierten Stammdaten müssen in einer Hierarchie angeordnet werden und müssen definierte Relationen zueinander haben. Somit wird in diesen Abschnitt erläutert, wie diese Daten in einer Datenbank angesiedelt werden und welche Beziehungen sie zueinander haben. </text:p>
      <text:p text:style-name="P3"/>
      <text:p text:style-name="P4">Datenbank c<text:span text:style-name="T7">urriculum </text:span>:</text:p>
      <text:list xml:id="list29298658" text:style-name="L2">
        <text:list-item>
          <text:p text:style-name="P10"><text:span text:style-name="T10">Die zentrale Rolle ist die Datenbank c</text:span><text:span text:style-name="T13">urriculum, </text:span><text:span text:style-name="T10">welche bereits näher erläutert wurde. Da sie das Fundament für das ganze Datenbankbeziehungssystem ist, muss sie viele Relationen zu anderen Datenbanken bereitstellen.</text:span></text:p>
          <text:list>
            <text:list-item>
              <text:p text:style-name="P10"><text:span text:style-name="T10">Relationen:</text:span></text:p>
              <text:list>
                <text:list-item>
                  <text:p text:style-name="P17"><text:span text:style-name="T15">curriculum</text:span><text:span text:style-name="T10"> ↔</text:span><text:span text:style-name="T15"> subject</text:span><text:span text:style-name="T10"> :</text:span></text:p>
                </text:list-item>
                <text:list-item>
                  <text:p text:style-name="P17"><text:span text:style-name="T15">curriculum</text:span><text:span text:style-name="T10"> ↔ </text:span><text:span text:style-name="T15">class </text:span><text:span text:style-name="T10">:</text:span></text:p>
                </text:list-item>
                <text:list-item>
                  <text:p text:style-name="P17"><text:span text:style-name="T15">curriculum</text:span><text:span text:style-name="T10"> ↔ </text:span><text:span text:style-name="T15">class_period</text:span><text:span text:style-name="T10"> :</text:span></text:p>
                </text:list-item>
                <text:list-item>
                  <text:p text:style-name="P17"><text:span text:style-name="T15">curriculum</text:span><text:span text:style-name="T10"> ↔ </text:span><text:span text:style-name="T15">lecturer </text:span><text:span text:style-name="T10">:</text:span></text:p>
                </text:list-item>
                <text:list-item>
                  <text:p text:style-name="P17"><text:span text:style-name="T15">curriculum</text:span><text:span text:style-name="T10"> ↔ </text:span><text:span text:style-name="T15">booking </text:span><text:span text:style-name="T10">:</text:span></text:p>
                  <text:p text:style-name="P17"><text:span text:style-name="T10"/></text:p>
                </text:list-item>
              </text:list>
            </text:list-item>
          </text:list>
        </text:list-item>
      </text:list>
      <text:p text:style-name="P4">Datenbank <text:span text:style-name="T7">booking </text:span>:</text:p>
      <text:list xml:id="list29404549" text:style-name="L3">
        <text:list-item>
          <text:p text:style-name="P11"><text:span text:style-name="T10">In dieser Datenbank werden alle </text:span><text:span text:style-name="T13">Buchungen</text:span><text:span text:style-name="T10"> von Unterrichtsveranstaltungen gespeichert.</text:span></text:p>
          <text:list>
            <text:list-item>
              <text:p text:style-name="P11"><text:span text:style-name="T10">Relationen:</text:span></text:p>
              <text:list>
                <text:list-item>
                  <text:p text:style-name="P18"><text:span text:style-name="T15">booking ↔ curriculum</text:span><text:span text:style-name="T10"> :</text:span></text:p>
                </text:list-item>
                <text:list-item>
                  <text:p text:style-name="P18"><text:span text:style-name="T15">booking ↔ room</text:span><text:span text:style-name="T10"> :</text:span></text:p>
                </text:list-item>
                <text:list-item>
                  <text:p text:style-name="P18"><text:span text:style-name="T15">booking ↔ defaultrooms</text:span><text:span text:style-name="T10"> :</text:span></text:p>
                  <text:p text:style-name="P18"><text:span text:style-name="T10"/></text:p>
                </text:list-item>
              </text:list>
            </text:list-item>
          </text:list>
        </text:list-item>
      </text:list>
      <text:p text:style-name="P7"><text:span text:style-name="T16">Datenbank </text:span><text:span text:style-name="T14">room </text:span><text:span text:style-name="T16">:</text:span></text:p>
      <text:list xml:id="list29471506" text:style-name="L4">
        <text:list-item>
          <text:p text:style-name="P12"><text:span text:style-name="T10">Diese Datenbank stellt die Gesamtheit aller Räume bereit, die zur Verfügung stehen. Hierbei wird berücksichtigt wie viele Plätze ein Raum hat und welche Seminargruppe standardmäßig diesen belegt.</text:span></text:p>
          <text:list>
            <text:list-item>
              <text:p text:style-name="P12"><text:span text:style-name="T10">Relationen:</text:span></text:p>
              <text:list>
                <text:list-item>
                  <text:p text:style-name="P19"><text:span text:style-name="T15">room ↔ defaultrooms </text:span><text:span text:style-name="T10">:</text:span></text:p>
                </text:list-item>
                <text:list-item>
                  <text:p text:style-name="P19"><text:span text:style-name="T15">room ↔ booking </text:span><text:span text:style-name="T10">:</text:span></text:p>
                  <text:p text:style-name="P19"><text:span text:style-name="T10"/></text:p>
                </text:list-item>
              </text:list>
            </text:list-item>
          </text:list>
        </text:list-item>
      </text:list>
      <text:p text:style-name="P4"><text:soft-page-break/>Datenbank <text:span text:style-name="T7">subject </text:span>:</text:p>
      <text:list xml:id="list29488777" text:style-name="L5">
        <text:list-item>
          <text:p text:style-name="P13"><text:span text:style-name="T10">Diese Datenbank beinhaltet die zu veranstaltenden Unterrichtseinheiten.</text:span></text:p>
          <text:list>
            <text:list-item>
              <text:p text:style-name="P13"><text:span text:style-name="T10">Relationen:</text:span></text:p>
              <text:list>
                <text:list-item>
                  <text:p text:style-name="P20"><text:span text:style-name="T15">subject ↔ curriculum </text:span><text:span text:style-name="T10">:</text:span></text:p>
                  <text:p text:style-name="P20"><text:span text:style-name="T10"/></text:p>
                </text:list-item>
              </text:list>
            </text:list-item>
          </text:list>
        </text:list-item>
      </text:list>
      <text:p text:style-name="P4">Datenbank <text:span text:style-name="T7">class </text:span>:</text:p>
      <text:list xml:id="list29513442" text:style-name="L6">
        <text:list-item>
          <text:p text:style-name="P14"><text:span text:style-name="T10">Die Gesamtheit aller Klassen bzw. Seminare wird in dieser Datenbank festgehalten.</text:span></text:p>
          <text:list>
            <text:list-item>
              <text:p text:style-name="P14"><text:span text:style-name="T10">Relationen:</text:span></text:p>
              <text:list>
                <text:list-item>
                  <text:p text:style-name="P21"><text:span text:style-name="T15">class ↔ class_period</text:span><text:span text:style-name="T10"> :</text:span></text:p>
                </text:list-item>
                <text:list-item>
                  <text:p text:style-name="P21"><text:span text:style-name="T15">class ↔ defaultrooms</text:span><text:span text:style-name="T10"> :</text:span></text:p>
                </text:list-item>
                <text:list-item>
                  <text:p text:style-name="P21"><text:span text:style-name="T15">class ↔ field </text:span><text:span text:style-name="T10">:</text:span></text:p>
                </text:list-item>
                <text:list-item>
                  <text:p text:style-name="P21"><text:span text:style-name="T15">class ↔ curriculum</text:span><text:span text:style-name="T10"> :</text:span></text:p>
                  <text:p text:style-name="P21"><text:span text:style-name="T10"/></text:p>
                </text:list-item>
              </text:list>
            </text:list-item>
          </text:list>
        </text:list-item>
      </text:list>
      <text:p text:style-name="P4">Datenbank <text:span text:style-name="T7">class_peroid </text:span>:</text:p>
      <text:list xml:id="list29619659" text:style-name="L7">
        <text:list-item>
          <text:p text:style-name="P15"><text:span text:style-name="T10">Die Art des Semesters und dessen Verlaufs wird in dieser Datenbank beschrieben.</text:span></text:p>
          <text:list>
            <text:list-item>
              <text:p text:style-name="P15"><text:span text:style-name="T10">Relationen:</text:span></text:p>
              <text:list>
                <text:list-item>
                  <text:p text:style-name="P22"><text:span text:style-name="T15">class_period ↔ class </text:span><text:span text:style-name="T10">:</text:span></text:p>
                </text:list-item>
                <text:list-item>
                  <text:p text:style-name="P22"><text:span text:style-name="T15">class_period ↔ curriculum </text:span><text:span text:style-name="T10">:</text:span></text:p>
                  <text:p text:style-name="P22"><text:span text:style-name="T10"/></text:p>
                </text:list-item>
              </text:list>
            </text:list-item>
          </text:list>
        </text:list-item>
      </text:list>
      <text:p text:style-name="P4">Datenbank <text:span text:style-name="T7">lecturer </text:span>:</text:p>
      <text:list xml:id="list29644236" text:style-name="L8">
        <text:list-item>
          <text:p text:style-name="P16"><text:span text:style-name="T10">In dieser Datenbank werden die Dozenten mit einigen Informationen gespeichert.</text:span></text:p>
          <text:list>
            <text:list-item>
              <text:p text:style-name="P16"><text:span text:style-name="T10">Relationen:</text:span></text:p>
              <text:list>
                <text:list-item>
                  <text:p text:style-name="P16"><text:span text:style-name="T13">lecturer ↔ curriculum </text:span><text:span text:style-name="T10">:</text:span></text:p>
                  <text:p text:style-name="P16"><text:span text:style-name="T10"><text:s/></text:span></text:p>
                </text:list-item>
              </text:list>
            </text:list-item>
          </text:list>
        </text:list-item>
      </text:list>
      <text:p text:style-name="P4">Datenbank <text:span text:style-name="T7">defaultrooms</text:span> :</text:p>
      <text:list xml:id="list29657744" text:style-name="L9">
        <text:list-item>
          <text:p text:style-name="P5"><text:span text:style-name="T16">Die standardmäßig von einer Seminargruppe belegten Räume werden hier festgehalten und gespeichert.</text:span></text:p>
          <text:list>
            <text:list-item>
              <text:p text:style-name="P5"><text:span text:style-name="T16">Relationen:</text:span></text:p>
              <text:list>
                <text:list-item>
                  <text:p text:style-name="P23"><text:span text:style-name="T16">defaultrooms ↔ rooms </text:span><text:span text:style-name="T11">:</text:span></text:p>
                </text:list-item>
                <text:list-item>
                  <text:p text:style-name="P23"><text:span text:style-name="T16">defaultrooms ↔ class</text:span><text:span text:style-name="T11"> :</text:span></text:p>
                </text:list-item>
                <text:list-item>
                  <text:p text:style-name="P23"><text:span text:style-name="T16">defaultrooms ↔ booking </text:span><text:span text:style-name="T11">:</text:span></text:p>
                  <text:p text:style-name="P23"><text:span text:style-name="T11"/></text:p>
                </text:list-item>
              </text:list>
            </text:list-item>
          </text:list>
        </text:list-item>
      </text:list>
      <text:p text:style-name="P4">Datenbank <text:span text:style-name="T7">field</text:span> :</text:p>
      <text:list xml:id="list29671676" text:style-name="L10">
        <text:list-item>
          <text:p text:style-name="P6"><text:soft-page-break/><text:span text:style-name="T16">In dieser Datenbank wird die offizielle Seminargruppenbezeichnung festgehalten.</text:span></text:p>
          <text:list>
            <text:list-item>
              <text:p text:style-name="P6"><text:span text:style-name="T16">Relationen:</text:span></text:p>
              <text:list>
                <text:list-item>
                  <text:p text:style-name="P24"><text:span text:style-name="T16">field ↔ class </text:span><text:span text:style-name="T11">:</text:span></text:p>
                  <text:p text:style-name="P24"><text:span text:style-name="T16"/></text:p>
                </text:list-item>
              </text:list>
            </text:list-item>
          </text:list>
        </text:list-item>
      </text:list>
      <text:p text:style-name="P4">Datenbank <text:span text:style-name="T7">timeunits </text:span>:</text:p>
      <text:list xml:id="list29685940" text:style-name="L11">
        <text:list-item>
          <text:p text:style-name="P8"><text:span text:style-name="T11">In dieser Datenbank werden die zeitlichen Verläufe der Unterrichtseinheiten gespeichert, da sie aus diesem Grunde selbstständig ist, verfügt sie über keine Relationen zu anderen Datenbanken.</text:span></text:p>
          <text:p text:style-name="P8"><text:span text:style-name="T11"/></text:p>
        </text:list-item>
      </text:list>
      <text:p text:style-name="P4">Datenbank <text:span text:style-name="T7">language</text:span> :</text:p>
      <text:list xml:id="list29691497" text:style-name="L12">
        <text:list-item>
          <text:p text:style-name="P9"><text:span text:style-name="T11">Diese Datenbank dient zur Internationalisierung (umschalten zw. </text:span><text:span text:style-name="T14">Deutsch </text:span><text:span text:style-name="T11">und </text:span><text:span text:style-name="T14">Englisch</text:span><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ji </meta:initial-creator>
    <meta:creation-date>2009-07-31T09:03:26.65</meta:creation-date>
    <meta:document-statistic meta:table-count="0" meta:image-count="0" meta:object-count="0" meta:page-count="3" meta:paragraph-count="56" meta:word-count="370" meta:character-count="2375"/>
    <dc:date>2009-07-31T10:18:54.17</dc:date>
    <dc:creator>Paji </dc:creator>
    <meta:editing-duration>PT00H11M26S</meta:editing-duration>
    <meta:editing-cycles>1</meta:editing-cycles>
    <meta:generator>OpenOffice.org/3.1$Win32 OpenOffice.org_project/310m11$Build-9399</meta:generator>
  </office:meta>
</office:document-meta>
</file>